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12C0A01337E06B17D6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2" style:family="table">
      <style:table-properties style:width="9.499cm" table:align="left" fo:background-color="transparent">
        <style:background-image/>
      </style:table-properties>
    </style:style>
    <style:style style:name="Tabella2.A" style:family="table-column">
      <style:table-column-properties style:column-width="2.461cm"/>
    </style:style>
    <style:style style:name="Tabella2.B" style:family="table-column">
      <style:table-column-properties style:column-width="4.339cm"/>
    </style:style>
    <style:style style:name="Tabella2.C" style:family="table-column">
      <style:table-column-properties style:column-width="2.699cm"/>
    </style:style>
    <style:style style:name="Tabella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0d213a" officeooo:paragraph-rsid="00133c08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0bd380" officeooo:paragraph-rsid="00133c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133c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133c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f4943"/>
    </style:style>
    <style:style style:name="T2" style:family="text">
      <style:text-properties officeooo:rsid="000f4943" style:font-size-asian="12pt"/>
    </style:style>
    <style:style style:name="T3" style:family="text">
      <style:text-properties fo:font-weight="bold" officeooo:rsid="000f4943" style:font-weight-asian="bold" style:font-weight-complex="bold"/>
    </style:style>
    <style:style style:name="T4" style:family="text">
      <style:text-properties officeooo:rsid="000ec4d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header-rows>
          <table:table-row>
            <table:table-cell table:style-name="Tabella2.A1" office:value-type="string">
              <text:p text:style-name="P4"><text:text-input text:description=""/><text:span text:style-name="T1"><text:text-input text:description="before::table-row">{% for bm in globals.bookmarks %}</text:text-input></text:span></text:p>
              <text:p text:style-name="P4"><text:text-input text:description="before::row"/><text:span text:style-name="T3"><text:text-input text:description="">{{ bm.name }}</text:text-input></text:span></text:p>
            </table:table-cell>
            <table:table-cell table:style-name="Tabella2.A1" office:value-type="string">
              <text:p text:style-name="P4"><draw:frame draw:style-name="fr1" draw:name="{{ globals|image(dpi=200,box=bm.extent) }}" text:anchor-type="as-char" svg:width="4.001cm" svg:height="4.001cm" draw:z-index="0"><draw:image xlink:href="Pictures/100000000000012C0000012C0A01337E06B17D63.png" xlink:type="simple" xlink:show="embed" xlink:actuate="onLoad" loext:mime-type="image/png"/></draw:frame><text:span text:style-name="T4"><text:text-input text:description="after::table-row"/></text:span></text:p>
            </table:table-cell>
            <table:table-cell table:style-name="Tabella2.A1" office:value-type="string">
              <text:p text:style-name="P3"><text:text-input text:description="after::table-row">{% endfor %}</text:text-input></text:p>
            </table:table-cell>
          </table:table-row>
        </table:table-header-rows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09T09:55:48.963000000</meta:creation-date>
    <dc:date>2021-12-09T09:56:17.213000000</dc:date>
    <meta:editing-duration>PT29S</meta:editing-duration>
    <meta:editing-cycles>1</meta:editing-cycles>
    <meta:document-statistic meta:table-count="1" meta:image-count="1" meta:object-count="0" meta:page-count="1" meta:paragraph-count="4" meta:word-count="24" meta:character-count="70" meta:non-whitespace-character-count="61"/>
    <meta:generator>LibreOffice/6.3.4.2$Windows_X86_64 LibreOffice_project/60da17e045e08f1793c57c00ba83cdfce946d0aa</meta:generator>
  </office:meta>
</office:document-meta>
</file>